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7000003741C36D120559CF4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ttps://files.fm/f/rve5mtqjsz</text:p>
      <text:p text:style-name="Text_20_body">https://files.fm/f/8a7hmpw8dj</text:p>
      <text:p text:style-name="Standard"/>
      <text:p text:style-name="Standard"><draw:frame draw:style-name="fr1" draw:name="Imagen1" text:anchor-type="char" svg:width="17cm" svg:height="7.863cm" draw:z-index="0"><draw:image xlink:href="Pictures/1000000000000777000003741C36D120559CF4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2:18:38.797761843</meta:creation-date>
    <dc:date>2025-10-09T12:46:48.290588315</dc:date>
    <meta:editing-duration>PT28M9S</meta:editing-duration>
    <meta:editing-cycles>1</meta:editing-cycles>
    <meta:document-statistic meta:table-count="0" meta:image-count="1" meta:object-count="0" meta:page-count="1" meta:paragraph-count="2" meta:word-count="2" meta:character-count="58" meta:non-whitespace-character-count="58"/>
    <meta:generator>LibreOffice/7.4.2.3$Linux_X86_64 LibreOffice_project/40$Build-3</meta:generator>
  </office:meta>
</office:document-meta>
</file>